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tyle="normal" fo:font-weight="normal" officeooo:rsid="001508ee" style:font-style-asian="normal" style:font-weight-asian="normal" style:font-style-complex="normal" style:font-weight-complex="normal"/>
    </style:style>
    <style:style style:name="P2" style:family="paragraph" style:parent-style-name="Standard">
      <style:text-properties fo:font-style="normal" fo:font-weight="normal" officeooo:rsid="001508ee"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d fringilla volutpat nisi, ac congue justo tempor at. Quisque pharetra malesuada libero, at accumsan tortor rhoncus sit amet. Sed nec dui vel elit fermentum ultricies nec id justo. Curabitur ac ante sit amet lacus volutpat convallis nec eu nequ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4:43:14.545777226</meta:creation-date>
    <meta:generator>LibreOffice/7.3.7.2$Linux_X86_64 LibreOffice_project/30$Build-2</meta:generator>
    <dc:date>2023-11-28T14:46:31.552405979</dc:date>
    <meta:editing-duration>PT2M21S</meta:editing-duration>
    <meta:editing-cycles>4</meta:editing-cycles>
    <meta:document-statistic meta:table-count="0" meta:image-count="0" meta:object-count="0" meta:page-count="1" meta:paragraph-count="1" meta:word-count="40" meta:character-count="248" meta:non-whitespace-character-count="209"/>
  </office:meta>
</office:document-meta>
</file>